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DocWarning">
      <style:text-properties officeooo:paragraph-rsid="000e0d96"/>
    </style:style>
    <style:style style:name="P6" style:family="paragraph" style:parent-style-name="DocHeading1">
      <style:text-properties officeooo:paragraph-rsid="0017986f"/>
    </style:style>
    <style:style style:name="P7" style:family="paragraph" style:parent-style-name="DocHeading3">
      <style:text-properties officeooo:paragraph-rsid="000ede9f"/>
    </style:style>
    <style:style style:name="P8" style:family="paragraph" style:parent-style-name="DocHeading3">
      <style:text-properties officeooo:paragraph-rsid="0011748d"/>
    </style:style>
    <style:style style:name="P9" style:family="paragraph" style:parent-style-name="DocHeading3">
      <style:text-properties officeooo:paragraph-rsid="00155afa"/>
    </style:style>
    <style:style style:name="P10" style:family="paragraph" style:parent-style-name="DocEquation">
      <style:text-properties officeooo:paragraph-rsid="000fb32c"/>
    </style:style>
    <style:style style:name="P11" style:family="paragraph" style:parent-style-name="DocEquation">
      <style:text-properties officeooo:paragraph-rsid="00103fb9"/>
    </style:style>
    <style:style style:name="P12" style:family="paragraph" style:parent-style-name="DocEquation">
      <style:text-properties officeooo:paragraph-rsid="00155afa"/>
    </style:style>
    <style:style style:name="P13" style:family="paragraph" style:parent-style-name="DocText">
      <style:text-properties officeooo:paragraph-rsid="000ede9f"/>
    </style:style>
    <style:style style:name="P14" style:family="paragraph" style:parent-style-name="DocText">
      <style:text-properties officeooo:paragraph-rsid="000fb32c"/>
    </style:style>
    <style:style style:name="P15" style:family="paragraph" style:parent-style-name="DocText">
      <style:text-properties officeooo:paragraph-rsid="00103fb9"/>
    </style:style>
    <style:style style:name="P16" style:family="paragraph" style:parent-style-name="DocText">
      <style:text-properties officeooo:paragraph-rsid="0013146c"/>
    </style:style>
    <style:style style:name="P17" style:family="paragraph" style:parent-style-name="DocText">
      <style:text-properties officeooo:paragraph-rsid="00155afa"/>
    </style:style>
    <style:style style:name="P18" style:family="paragraph" style:parent-style-name="DocHeading4">
      <style:text-properties officeooo:paragraph-rsid="00103fb9"/>
    </style:style>
    <style:style style:name="P19" style:family="paragraph" style:parent-style-name="DocTitle" style:master-page-name="First_20_Page">
      <style:paragraph-properties style:page-number="auto"/>
    </style:style>
    <style:style style:name="P20" style:family="paragraph" style:parent-style-name="DocNumList" style:list-style-name="L3"/>
    <style:style style:name="P21" style:family="paragraph" style:parent-style-name="DocHeading2">
      <style:text-properties officeooo:paragraph-rsid="000e0d96"/>
    </style:style>
    <style:style style:name="P22" style:family="paragraph" style:parent-style-name="DocHeading2">
      <style:text-properties officeooo:paragraph-rsid="000ede9f"/>
    </style:style>
    <style:style style:name="P23" style:family="paragraph" style:parent-style-name="DocHeading2">
      <style:text-properties officeooo:paragraph-rsid="0017986f"/>
    </style:style>
    <style:style style:name="P24" style:family="paragraph" style:parent-style-name="DocVariableDef">
      <style:text-properties officeooo:paragraph-rsid="000fb32c"/>
    </style:style>
    <style:style style:name="P25" style:family="paragraph" style:parent-style-name="DocVariableDef">
      <style:text-properties officeooo:paragraph-rsid="00103fb9"/>
    </style:style>
    <style:style style:name="P26" style:family="paragraph" style:parent-style-name="DocVariableDef">
      <style:text-properties officeooo:paragraph-rsid="00155afa"/>
    </style:style>
    <style:style style:name="P27" style:family="paragraph" style:parent-style-name="DocVariableDef">
      <style:text-properties officeooo:paragraph-rsid="001681c5"/>
    </style:style>
    <style:style style:name="P28" style:family="paragraph" style:parent-style-name="Text_20_body">
      <style:text-properties officeooo:paragraph-rsid="000e0d96"/>
    </style:style>
    <style:style style:name="P29" style:family="paragraph" style:parent-style-name="Text_20_body">
      <style:text-properties officeooo:paragraph-rsid="000ede9f"/>
    </style:style>
    <style:style style:name="P30" style:family="paragraph" style:parent-style-name="Text_20_body" style:list-style-name="L2">
      <style:text-properties officeooo:paragraph-rsid="000ede9f"/>
    </style:style>
    <style:style style:name="P31" style:family="paragraph" style:parent-style-name="Text_20_body">
      <style:text-properties officeooo:paragraph-rsid="000fb32c"/>
    </style:style>
    <style:style style:name="P32" style:family="paragraph" style:parent-style-name="Text_20_body">
      <style:text-properties officeooo:paragraph-rsid="0013146c"/>
    </style:style>
    <style:style style:name="P33" style:family="paragraph" style:parent-style-name="Text_20_body">
      <style:text-properties officeooo:paragraph-rsid="00155afa"/>
    </style:style>
    <style:style style:name="P34" style:family="paragraph" style:parent-style-name="Text_20_body">
      <style:text-properties officeooo:paragraph-rsid="0016ebe9"/>
    </style:style>
    <style:style style:name="P35" style:family="paragraph" style:parent-style-name="Text_20_body" style:list-style-name="L4">
      <style:text-properties officeooo:paragraph-rsid="0016ebe9"/>
    </style:style>
    <style:style style:name="P36" style:family="paragraph" style:parent-style-name="Text_20_body">
      <style:text-properties officeooo:paragraph-rsid="0017986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fb32c"/>
    </style:style>
    <style:style style:name="T4" style:family="text">
      <style:text-properties style:text-position="sub 58%" officeooo:rsid="00103fb9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0fb32c"/>
    </style:style>
    <style:style style:name="T7" style:family="text">
      <style:text-properties style:text-position="0% 100%" officeooo:rsid="00103fb9"/>
    </style:style>
    <style:style style:name="T8" style:family="text">
      <style:text-properties style:text-position="super 58%"/>
    </style:style>
    <style:style style:name="T9" style:family="text">
      <style:text-properties style:text-position="super 58%" officeooo:rsid="000ede9f"/>
    </style:style>
    <style:style style:name="T10" style:family="text">
      <style:text-properties officeooo:rsid="000e0d96"/>
    </style:style>
    <style:style style:name="T11" style:family="text">
      <style:text-properties officeooo:rsid="000ede9f"/>
    </style:style>
    <style:style style:name="T12" style:family="text">
      <style:text-properties officeooo:rsid="000fb32c"/>
    </style:style>
    <style:style style:name="T13" style:family="text">
      <style:text-properties officeooo:rsid="00103fb9"/>
    </style:style>
    <style:style style:name="T14" style:family="text">
      <style:text-properties officeooo:rsid="0011748d"/>
    </style:style>
    <style:style style:name="T15" style:family="text">
      <style:text-properties officeooo:rsid="0013146c"/>
    </style:style>
    <style:style style:name="T16" style:family="text">
      <style:text-properties fo:font-style="italic" officeooo:rsid="0013146c" style:font-style-asian="italic" style:font-style-complex="italic"/>
    </style:style>
    <style:style style:name="T17" style:family="text">
      <style:text-properties fo:font-style="italic" officeooo:rsid="0017986f" style:font-style-asian="italic" style:font-style-complex="italic"/>
    </style:style>
    <style:style style:name="T18" style:family="text">
      <style:text-properties fo:font-style="normal" officeooo:rsid="0013146c" style:font-style-asian="normal" style:font-style-complex="normal"/>
    </style:style>
    <style:style style:name="T19" style:family="text">
      <style:text-properties officeooo:rsid="00155afa"/>
    </style:style>
    <style:style style:name="T20" style:family="text">
      <style:text-properties officeooo:rsid="001681c5"/>
    </style:style>
    <style:style style:name="T21" style:family="text">
      <style:text-properties officeooo:rsid="0016ebe9"/>
    </style:style>
    <style:style style:name="T22" style:family="text">
      <style:text-properties officeooo:rsid="0017986f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19"><text:title>Bodies</text:title></text:p>
      <text:h text:style-name="DocHeading1" text:outline-level="1">Overview</text:h>
      <text:p text:style-name="Text_20_body">The body represents a single floating object on the ocean. <text:s/>The body contains all the inputs for the different force terms which affect it. <text:s/>It also records the final calculated motions for that body.</text:p>
      <text:h text:style-name="DocHeading1" text:outline-level="1">Coordinate System</text:h>
      <text:p text:style-name="Text_20_body">All references within the body are within the body coordinate system. <text:s/>See the page on body coordinate systems for further information.</text:p>
      <text:h text:style-name="DocHeading1" text:outline-level="1">Body Mass</text:h>
      <text:p text:style-name="Text_20_body">The body mass definition assumes a six-degree of freedom rigid body. <text:s/>The user provides based inputs such as mass, center of gravity, and the moments of inertia in each axis. <text:s/>The body uses that information to calculate and record an internal mass matrix. <text:s/>This mass matrix is used by by any motion models that reference the ForceMass() function. <text:sequence-ref text:reference-format="category-and-value" text:ref-name="refEquation0">Equation 3.1</text:sequence-ref> shows the mass matrix definition.</text:p>
      <text:p text:style-name="Text_20_body"><draw:frame draw:style-name="fr1" draw:name="Object1" text:anchor-type="as-char" svg:width="4.2543in" svg:height="1.47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DocEquation">Equation <text:sequence text:ref-name="refEquation0" text:name="Equation" text:formula="ooow:Equation+1" style:num-format="1">3.1</text:sequence></text:p>
      <text:p text:style-name="DocVariableDef">Variables:</text:p>
      <text:p text:style-name="DocVariableDef">M = <text:tab/>Body mass.</text:p>
      <text:p text:style-name="DocVariableDef">x<text:span text:style-name="T2">g</text:span><text:span text:style-name="T5"> = <text:tab/>Body center of gravity, X-axis (body coordinate system).</text:span></text:p>
      <text:p text:style-name="DocVariableDef"><text:span text:style-name="T5">y</text:span><text:span text:style-name="T2">g</text:span><text:span text:style-name="T5"> = <text:tab/>Body center of gravity, Y-axis (body coordinate system).</text:span></text:p>
      <text:p text:style-name="DocVariableDef"><text:span text:style-name="T5">z</text:span><text:span text:style-name="T2">g</text:span><text:span text:style-name="T5"> = <text:tab/>Body center of gravity, Z-axis (body coordinate system).</text:span></text:p>
      <text:p text:style-name="DocVariableDef"><text:span text:style-name="T5">I</text:span><text:span text:style-name="T2">xx</text:span><text:span text:style-name="T5"> = <text:tab/>2</text:span><text:span text:style-name="T8">nd</text:span><text:span text:style-name="T5"> moment of inertia, X-axis.</text:span></text:p>
      <text:p text:style-name="DocVariableDef"><text:span text:style-name="T5">I</text:span><text:span text:style-name="T2">yy</text:span><text:span text:style-name="T5"> = <text:tab/>2</text:span><text:span text:style-name="T8">nd</text:span><text:span text:style-name="T5"> moment of inertia, Y-axis.</text:span></text:p>
      <text:p text:style-name="DocVariableDef"><text:span text:style-name="T5">I</text:span><text:span text:style-name="T2">zz</text:span><text:span text:style-name="T5"> = <text:tab/>2</text:span><text:span text:style-name="T8">nd</text:span><text:span text:style-name="T5"> moment of inertia, Z-axis.</text:span></text:p>
      <text:p text:style-name="DocVariableDef"><text:span text:style-name="T5">I</text:span><text:span text:style-name="T2">xy</text:span><text:span text:style-name="T5"> = <text:tab/>Cross product of inertia, XY-axis.</text:span></text:p>
      <text:p text:style-name="DocVariableDef"><text:span text:style-name="T5">I</text:span><text:span text:style-name="T2">xz</text:span><text:span text:style-name="T5"> = <text:tab/>Cross product of inertia, XZ-axis.</text:span></text:p>
      <text:p text:style-name="DocVariableDef"><text:span text:style-name="T5">I</text:span><text:span text:style-name="T2">yz</text:span><text:span text:style-name="T5"> = <text:tab/>Cross product of inertia, YZ-axis.</text:span></text:p>
      <text:p text:style-name="Text_20_body"/>
      <text:h text:style-name="DocHeading2" text:outline-level="2"><text:soft-page-break/>Simulating Additional Mass Terms</text:h>
      <text:p text:style-name="Text_20_body">The body mass definition only includes the variables and equations expected for a normal six degree of freedom rigid body. <text:s/>You can use motion models that only select a subset of these motions. <text:s/>But if your motion model required mass items beyond variable 6, then you will need to simulate the additional mass terms.</text:p>
      <text:p text:style-name="Text_20_body">The body mass is really just a reactive force object that depends on the second order derivative of body motions. <text:s/>You can simulate additional mass terms by creating your own ForceReact_user force whose coefficients all depend on the second order derivative. <text:s/>This is identical to the behavior expected if the body mass did include your additional terms.</text:p>
      <text:h text:style-name="DocHeading1" text:outline-level="1">Body Forces</text:h>
      <text:p text:style-name="P28"><text:span text:style-name="T10">The following forces are available for each body object.</text:span></text:p>
      <text:p text:style-name="P5"><text:span text:style-name="T10">In oFreq, the forces are defined separate from the body, and then each body references the forces. <text:s/>So if you change a force definition, it will change for all bodies that reference that force.</text:span></text:p>
      <text:h text:style-name="DocHeading2" text:outline-level="2">Mass Forces</text:h>
      <text:p text:style-name="P28"><text:span text:style-name="T10">There is only one ForceMass object per body. <text:s/>This gets automatically defined when you define the mass properties. <text:s/>At a minimum, the mass must be defined for each body. <text:s/>Other properties for rotational moment of inertia can be included as needed for each individual analysis.</text:span></text:p>
      <text:h text:style-name="P21" text:outline-level="2"><text:span text:style-name="T10">Reactive Forces</text:span></text:h>
      <text:p text:style-name="P29"><text:span text:style-name="T11">Reactive forces depend on body motions. <text:s/>A single ForceReact object can contain inputs defined for multiple derivatives. <text:s/>Each derivative allows input definitions for each equation and variable. <text:s/>This allows maximum flexibility for definition of ForceReact objects. <text:s/>All the different derivatives associated with a force can be grouped under one object. <text:s/>There are two different types of ForceReact forces.</text:span></text:p>
      <text:list xml:id="list437964741" text:style-name="L2">
        <text:list-item>
          <text:p text:style-name="P30"><text:span text:style-name="T11">ForceReact_user</text:span></text:p>
        </text:list-item>
        <text:list-item>
          <text:p text:style-name="P30"><text:span text:style-name="T11">ForceReact_hyro</text:span></text:p>
        </text:list-item>
      </text:list>
      <text:h text:style-name="P7" text:outline-level="3"><text:span text:style-name="T11">ForceReact_user: <text:s/>User Reactive Forces</text:span></text:h>
      <text:p text:style-name="P13"><text:span text:style-name="T11">User reactive forces are defined by the user. <text:s/>These can contain </text:span><text:span text:style-name="T10">any order of derivative from 0 to </text:span><text:span text:style-name="T11">infinity</text:span><text:span text:style-name="T10">. <text:s/></text:span><text:span text:style-name="T11">Most applications will only include derivatives up to 2</text:span><text:span text:style-name="T9">nd</text:span><text:span text:style-name="T11"> order. <text:s/>But the flexibility allows for exotic implications. <text:s/>For example, the dynamics of a reactive control system could be programmed as a reactive force.</text:span></text:p>
      <text:h text:style-name="P7" text:outline-level="3"><text:span text:style-name="T11">ForceReact_hydro: <text:s/>Hydrodynamic Reactive Forces</text:span></text:h>
      <text:p text:style-name="P29"><text:span text:style-name="T11">Hydrodynamic reactive forces come from hydrodynamic interactions of the body motions with calm water. <text:s/>(Effects of incident waves are included in a separate force). <text:s/>Whenever you specify a name for the hydrodynamic body, oFreq automatically retrieves the data for the hydrodynamic forces. <text:s/>Only one hydrodynamic force is defined for each body. <text:s/>The following terms are included in a hydrodynamic force.</text:span></text:p>
      <text:h text:style-name="P7" text:outline-level="3"><text:soft-page-break/><text:span text:style-name="T11">Added Mass</text:span></text:h>
      <text:p text:style-name="P29"><text:span text:style-name="T11">This term varies with the second order derivative of body motions. <text:s/>You can learn more about it under the sec</text:span><text:span text:style-name="T19">tion</text:span><text:span text:style-name="T11"> on hydrodynamic coefficients.</text:span></text:p>
      <text:p text:style-name="DocText"><text:span text:style-name="T11"><draw:frame draw:style-name="fr2" draw:name="Object2" text:anchor-type="as-char" svg:width="1.3244in" svg:height="0.4402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DocEquation"><text:span text:style-name="T11">Equation </text:span><text:span text:style-name="T11"><text:sequence text:ref-name="refEquation1" text:name="Equation" text:formula="ooow:Equation+1" style:num-format="1">4.1</text:sequence></text:span></text:p>
      <text:p text:style-name="DocVariableDef"><text:span text:style-name="T11">Variables:</text:span></text:p>
      <text:p text:style-name="DocVariableDef"><text:span text:style-name="T11">x = <text:tab/>Generic variable for vessel motion.</text:span></text:p>
      <text:p text:style-name="DocVariableDef"><text:span text:style-name="T11">t = <text:tab/>Time.</text:span></text:p>
      <text:h text:style-name="P7" text:outline-level="3"><text:span text:style-name="T11">Added Damping</text:span></text:h>
      <text:p text:style-name="P31"><text:span text:style-name="T11">This term varies with the </text:span><text:span text:style-name="T12">first </text:span><text:span text:style-name="T11">order derivative of body motions. <text:s/>You can learn more about it under the se</text:span><text:span text:style-name="T19">ction</text:span><text:span text:style-name="T11"> on hydrodynamic coefficients.</text:span></text:p>
      <text:p text:style-name="P14"><text:span text:style-name="T11"><draw:frame draw:style-name="fr2" draw:name="Object3" text:anchor-type="as-char" svg:width="1.55in" svg:height="0.393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0"><text:span text:style-name="T11">Equation </text:span><text:span text:style-name="T11"><text:sequence text:ref-name="refEquation2" text:name="Equation" text:formula="ooow:Equation+1" style:num-format="1">4.2</text:sequence></text:span></text:p>
      <text:p text:style-name="P24"><text:span text:style-name="T11">Variables:</text:span></text:p>
      <text:p text:style-name="P24"><text:span text:style-name="T11">x = <text:tab/>Generic variable for vessel motion.</text:span></text:p>
      <text:p text:style-name="P24"><text:span text:style-name="T11">t = <text:tab/>Time.</text:span></text:p>
      <text:h text:style-name="P7" text:outline-level="3"><text:span text:style-name="T11">Hydrostatic Stiffness</text:span></text:h>
      <text:p text:style-name="P31"><text:span text:style-name="T11">This term varies with the </text:span><text:span text:style-name="T12">zero </text:span><text:span text:style-name="T11">order derivative of body motions. <text:s/></text:span><text:span text:style-name="T12">The hydrostatic stiffness only applies to a few specific body motions. <text:s/></text:span><text:span text:style-name="T11">You can learn more about it under the sec</text:span><text:span text:style-name="T19">tion</text:span><text:span text:style-name="T11"> on hydrodynamic coefficients.</text:span></text:p>
      <text:h text:style-name="DocHeading4" text:outline-level="4"><text:span text:style-name="T13">Heave Stiffness</text:span></text:h>
      <text:p text:style-name="P14"><text:span text:style-name="T11"><draw:frame draw:style-name="fr2" draw:name="Object4" text:anchor-type="as-char" svg:width="0.602in" svg:height="0.2091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0"><text:span text:style-name="T11">Equation </text:span><text:span text:style-name="T11"><text:sequence text:ref-name="refEquation3" text:name="Equation" text:formula="ooow:Equation+1" style:num-format="1">4.3</text:sequence></text:span></text:p>
      <text:p text:style-name="P24"><text:span text:style-name="T11">Variables:</text:span></text:p>
      <text:p text:style-name="P24"><text:span text:style-name="T12">F</text:span><text:span text:style-name="T3">h3</text:span><text:span text:style-name="T6"> = <text:tab/>Force of hydrodynamic stiffness due to body </text:span><text:span text:style-name="T7">translation </text:span><text:span text:style-name="T6">in the Z-axis (body coordinate system).</text:span></text:p>
      <text:p text:style-name="DocVariableDef"><text:span text:style-name="T6">x</text:span><text:span text:style-name="T3">3 </text:span><text:span text:style-name="T6"><text:s/>= <text:tab/>Body translation in the Z-axis (body coordinate system).</text:span></text:p>
      <text:p text:style-name="P15"><text:span text:style-name="T11"/></text:p>
      <text:h text:style-name="P18" text:outline-level="4"><text:span text:style-name="T13">Roll Stiffness</text:span></text:h>
      <text:p text:style-name="P15"><text:span text:style-name="T11"><draw:frame draw:style-name="fr2" draw:name="Object5" text:anchor-type="as-char" svg:width="0.6098in" svg:height="0.20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11"><text:span text:style-name="T11">Equation </text:span><text:span text:style-name="T11"><text:sequence text:ref-name="refEquation4" text:name="Equation" text:formula="ooow:Equation+1" style:num-format="1">4.4</text:sequence></text:span></text:p>
      <text:p text:style-name="P25"><text:span text:style-name="T11">Variables:</text:span></text:p>
      <text:p text:style-name="P25"><text:span text:style-name="T12">F</text:span><text:span text:style-name="T3">h</text:span><text:span text:style-name="T4">4</text:span><text:span text:style-name="T6"> = <text:tab/>Force of hydrodynamic stiffness due to body </text:span><text:span text:style-name="T7">rotation about the X-axis (</text:span><text:span text:style-name="T6">body coordinate system).</text:span></text:p>
      <text:p text:style-name="P25"><text:span text:style-name="T6">x</text:span><text:span text:style-name="T4">4</text:span><text:span text:style-name="T3"> </text:span><text:span text:style-name="T6"><text:s/>= <text:tab/></text:span><text:span text:style-name="T7">Body rotation about the X-axis (body coordinate system).</text:span></text:p>
      <text:h text:style-name="P18" text:outline-level="4"><text:span text:style-name="T13">Pitch Stiffness</text:span></text:h>
      <text:p text:style-name="P15"><text:span text:style-name="T11"><draw:frame draw:style-name="fr2" draw:name="Object6" text:anchor-type="as-char" svg:width="0.6043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11"><text:span text:style-name="T11">Equation </text:span><text:span text:style-name="T11"><text:sequence text:ref-name="refEquation5" text:name="Equation" text:formula="ooow:Equation+1" style:num-format="1">4.5</text:sequence></text:span></text:p>
      <text:p text:style-name="P25"><text:span text:style-name="T11">Variables:</text:span></text:p>
      <text:p text:style-name="P25"><text:span text:style-name="T12">F</text:span><text:span text:style-name="T3">h</text:span><text:span text:style-name="T4">5</text:span><text:span text:style-name="T6"> = <text:tab/>Force of hydrodynamic stiffness due to body </text:span><text:span text:style-name="T7">rotation about the Y-axis (</text:span><text:span text:style-name="T6">body coordinate system).</text:span></text:p>
      <text:p text:style-name="P25"><text:span text:style-name="T6">x</text:span><text:span text:style-name="T4">5</text:span><text:span text:style-name="T3"> </text:span><text:span text:style-name="T6"><text:s/>= <text:tab/></text:span><text:span text:style-name="T7">Body rotation about the Y-axis (body coordinate system).</text:span></text:p>
      <text:p text:style-name="P15"><text:soft-page-break/><text:span text:style-name="T6"/></text:p>
      <text:h text:style-name="P22" text:outline-level="2"><text:span text:style-name="T11">Crossbody Forces</text:span></text:h>
      <text:p text:style-name="P32"><text:span text:style-name="T15">The crossbody forces work exactly the same as a reactive force, except that the forces produced depend on the motions of </text:span><text:span text:style-name="T16">another</text:span><text:span text:style-name="T18"> body. <text:s/>The body is not even specified during force definition. <text:s/>You actually specify the sending body when you reference the force in the definition of the receiving body.</text:span></text:p>
      <text:list xml:id="list19879664951" text:style-name="Numbering_20_1">
        <text:list-item>
          <text:p text:style-name="DocNumList"><text:span text:style-name="T18">Sending body: <text:s/>The body whose motions generate the crossbody force.</text:span></text:p>
        </text:list-item>
        <text:list-item>
          <text:p text:style-name="DocNumList"><text:span text:style-name="T18">Receiving body: <text:s/>The body which actually receives the forces generated.</text:span></text:p>
        </text:list-item>
      </text:list>
      <text:p text:style-name="P32"><text:span text:style-name="T18"/></text:p>
      <text:p text:style-name="P32"><text:span text:style-name="T18">Crossbody forces are not necessarily symmetric. <text:s/>oFreq will allow you to generate a body that only receives a crossbody force and does not send any forces of its own.</text:span></text:p>
      <text:p text:style-name="DocWarning"><text:span text:style-name="T18">Defining a body that only receives crossbody forces will violate Newton's third law of motion for every scenario the author can conceive. <text:s/>For every force, there must be an equal and opposite force. <text:s/>So, for every body that receives a crossbody force, the same body must also send a crossbody force. <text:s/>But,. if you have a scenario that requires a one-sided crossbody force definition, oFreq will faithfully solve for it.</text:span></text:p>
      <text:p text:style-name="P16"><text:span text:style-name="T18">Just like with reactive forces, there are two types of crossbody forces:</text:span></text:p>
      <text:list xml:id="list1894112832" text:style-name="L3">
        <text:list-item>
          <text:p text:style-name="P20"><text:span text:style-name="T18">ForceCross_user</text:span></text:p>
        </text:list-item>
        <text:list-item>
          <text:p text:style-name="P20"><text:span text:style-name="T18">ForceCross_hydro</text:span></text:p>
        </text:list-item>
      </text:list>
      <text:h text:style-name="DocHeading3" text:outline-level="3"><text:span text:style-name="T14">ForceCross_user: <text:s/>User Crossbody Forces</text:span></text:h>
      <text:p text:style-name="P33"><text:span text:style-name="T19">These are defined exactly the same as a user reactive force.</text:span></text:p>
      <text:h text:style-name="P8" text:outline-level="3"><text:span text:style-name="T14">ForceCross_hydro: <text:s/>Hydrodynamic Crossbody Forces</text:span></text:h>
      <text:p text:style-name="P33"><text:span text:style-name="T19">Just like hydrodynamic reactive forces, these are defined automatically when you specify a hydrobody. <text:s/>The hydrodynamic crossbody forces will only model added damping and added mass, as there is no hydrostatic interaction between bodies.</text:span></text:p>
      <text:h text:style-name="P9" text:outline-level="3"><text:span text:style-name="T19">Crossbody </text:span><text:span text:style-name="T11">Added Mass</text:span></text:h>
      <text:p text:style-name="P33"><text:span text:style-name="T11">This term varies with the second order derivative of body motions </text:span><text:span text:style-name="T19">of the sending body</text:span><text:span text:style-name="T11">. <text:s/>You can learn more about it under the sec</text:span><text:span text:style-name="T19">tion</text:span><text:span text:style-name="T11"> on hydrodynamic coefficients.</text:span></text:p>
      <text:p text:style-name="P17"><text:span text:style-name="T11"><draw:frame draw:style-name="fr2" draw:name="Object7" text:anchor-type="as-char" svg:width="1.3799in" svg:height="0.466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2"><text:span text:style-name="T11">Equation </text:span><text:span text:style-name="T11"><text:sequence text:ref-name="refEquation6" text:name="Equation" text:formula="ooow:Equation+1" style:num-format="1">4.6</text:sequence></text:span></text:p>
      <text:p text:style-name="P26"><text:span text:style-name="T11">Variables:</text:span></text:p>
      <text:p text:style-name="P26"><text:span text:style-name="T11">x = <text:tab/>Generic variable for vessel motion.</text:span></text:p>
      <text:p text:style-name="P26"><text:span text:style-name="T11">t = <text:tab/>Time.</text:span></text:p>
      <text:p text:style-name="DocVariableDef"><text:span text:style-name="T20">b = <text:tab/>index of the body sending the crossbody force.</text:span></text:p>
      <text:h text:style-name="P9" text:outline-level="3"><text:soft-page-break/><text:span text:style-name="T19">Crossbody </text:span><text:span text:style-name="T11">Added Damping</text:span></text:h>
      <text:p text:style-name="P33"><text:span text:style-name="T11">This term varies with the </text:span><text:span text:style-name="T12">first </text:span><text:span text:style-name="T11">order derivative of body motions. <text:s/>You can learn more about it under the sec</text:span><text:span text:style-name="T19">tion</text:span><text:span text:style-name="T11"> on hydrodynamic coefficients.</text:span></text:p>
      <text:p text:style-name="P17"><text:span text:style-name="T11"><draw:frame draw:style-name="fr2" draw:name="Object8" text:anchor-type="as-char" svg:width="1.6028in" svg:height="0.418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12"><text:span text:style-name="T11">Equation </text:span><text:span text:style-name="T11"><text:sequence text:ref-name="refEquation7" text:name="Equation" text:formula="ooow:Equation+1" style:num-format="1">4.7</text:sequence></text:span></text:p>
      <text:p text:style-name="P26"><text:span text:style-name="T11">Variables:</text:span></text:p>
      <text:p text:style-name="P26"><text:span text:style-name="T11">x = <text:tab/>Generic variable for vessel motion.</text:span></text:p>
      <text:p text:style-name="P26"><text:span text:style-name="T11">t = <text:tab/>Time.</text:span></text:p>
      <text:p text:style-name="P27"><text:span text:style-name="T20">b = <text:tab/>index of the body sending the crossbody force.</text:span></text:p>
      <text:h text:style-name="DocHeading2" text:outline-level="2"><text:span text:style-name="T11">Active Forces</text:span></text:h>
      <text:p text:style-name="P34"><text:span text:style-name="T21">The active forces are force terms that do not depend on body motions. <text:s/>They are oscillating forces, but have a constant amplitude. <text:s/>These forces are defined as complex input coefficients. <text:s/>The complex number allows the user to also specify a phase angle for the force. <text:s/>There are two types of active forces.</text:span></text:p>
      <text:list xml:id="list650666604" text:style-name="L4">
        <text:list-item>
          <text:p text:style-name="P35"><text:span text:style-name="T21">ForceActive_user</text:span></text:p>
        </text:list-item>
        <text:list-item>
          <text:p text:style-name="P35"><text:span text:style-name="T21">ForceActive_hydro</text:span></text:p>
        </text:list-item>
      </text:list>
      <text:h text:style-name="DocHeading3" text:outline-level="3"><text:span text:style-name="T21">ForceActive_user: <text:s/>User </text:span>Active Forces</text:h>
      <text:p text:style-name="P34"><text:span text:style-name="T21">User active forces are defined by the user. <text:s/>There can only be one coefficient for each equation specified. <text:s/>However, you can define an unlimited number of active force objects.</text:span></text:p>
      <text:h text:style-name="DocHeading3" text:outline-level="3"><text:span text:style-name="T21">ForceActive_hydro: <text:s/>Hydrodynamic </text:span>Act<text:span text:style-name="T21">i</text:span>ve Forces</text:h>
      <text:p text:style-name="P29"><text:span text:style-name="T21">The hydrodynamic active forces are automatically defined when you specify a hydrobody. <text:s/>There </text:span><text:span text:style-name="T22">are two </text:span><text:span text:style-name="T21"><text:s/>hydrodynamic active forces for each body: <text:s/></text:span><text:span text:style-name="T22">forces from incident waves; and forces from diffracted waves</text:span><text:span text:style-name="T21">. <text:s/>The </text:span><text:span text:style-name="T22">total excitation forces </text:span><text:span text:style-name="T21">result</text:span><text:span text:style-name="T22">s</text:span><text:span text:style-name="T21"> from the sum of </text:span><text:span text:style-name="T11">incident and diffract</text:span><text:span text:style-name="T21">ed forces. <text:s/></text:span></text:p>
      <text:p text:style-name="P36"><text:span text:style-name="T22">The phase angles that result from the hydrodynamic active forces are the phase angle in relation to the incident waves.</text:span></text:p>
      <text:h text:style-name="P6" text:outline-level="1"><text:span text:style-name="T22">Body Coordinate Systems</text:span></text:h>
      <text:p text:style-name="P36"><text:span text:style-name="T22">Each body has its own coordinate system. <text:s/>This coordinate system remains oriented to the body. <text:s/>When you change the body heading, the body coordinate system changes to match the new heading. <text:s/>Any specifications to the body, such as the center of gravity, are done in the body coordinate system. <text:s/>Any resulting body motions or forces are in the body coordinate system. <text:s/></text:span></text:p>
      <text:h text:style-name="DocHeading1" text:outline-level="1">Multibody Support</text:h>
      <text:p text:style-name="P36"><text:span text:style-name="T22">oFreq supports multiple bodies. <text:s/>Each body is defined separately. <text:s/>Each body has its own coordinate system. <text:s/>Unless crossbody forces are included, the bodies have no interactions with each other. <text:s/></text:span></text:p>
      <text:h text:style-name="P23" text:outline-level="2"><text:soft-page-break/><text:span text:style-name="T22">Crossbody Forces coordinate systems</text:span></text:h>
      <text:p text:style-name="P36"><text:span text:style-name="T22">Crossbody forces can still be specified in the body coordinate systems. <text:s/>When oFreq solves for body motions, it first converts all forces back into the global coordinate system. <text:s/>When the crossbody force gets converted, oFreq will apply the heading of the </text:span><text:span text:style-name="T17">receiving</text:span><text:span text:style-name="T22"> body to resolve any rotation of coordinate system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/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20_bodies.odt</text:file-name></text:span><text:tab/> <text:a xlink:type="simple" xlink:href="http://www.dmsonline.us/"><text:span text:style-name="MT1">www.dmsonline.us</text:span></text:a><text:tab/>Page <text:page-number text:select-page="current">6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Document Number: <text:s/><text:subject>T04-0020</text:subject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13T20:18:03</meta:creation-date>
    <meta:editing-cycles>17</meta:editing-cycles>
    <meta:editing-duration>PT1H39M50S</meta:editing-duration>
    <dc:description>Important information about bodies.</dc:description>
    <dc:subject>T04-0020</dc:subject>
    <dc:title>Bodies</dc:title>
    <dc:date>2014-04-14T19:29:01</dc:date>
    <meta:document-statistic meta:table-count="0" meta:image-count="0" meta:object-count="8" meta:page-count="6" meta:paragraph-count="118" meta:word-count="1486" meta:character-count="9361" meta:non-whitespace-character-count="789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fenced open="[" close="]">
          <mrow>
            <mi>M</mi>
          </mrow>
        </mfenced>
        <mo stretchy="false">=</mo>
        <mfenced open="[" close="]">
          <mrow>
            <mtable>
              <mtr>
                <mtd>
                  <mrow>
                    <mi>M</mi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row>
                      <mo stretchy="false">+</mo>
                      <mi>M</mi>
                    </mrow>
                    <msub>
                      <mi>z</mi>
                      <mi>g</mi>
                    </msub>
                  </mrow>
                </mtd>
                <mtd>
                  <mrow>
                    <mrow>
                      <mo stretchy="false">−</mo>
                      <mi>M</mi>
                    </mrow>
                    <msub>
                      <mi>y</mi>
                      <mi>g</mi>
                    </msub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i>M</mi>
                  </mrow>
                </mtd>
                <mtd>
                  <mrow>
                    <mn>0</mn>
                  </mrow>
                </mtd>
                <mtd>
                  <mrow>
                    <mrow>
                      <mo stretchy="false">−</mo>
                      <mi>M</mi>
                    </mrow>
                    <msub>
                      <mi>z</mi>
                      <mi>g</mi>
                    </msub>
                  </mrow>
                </mtd>
                <mtd>
                  <mrow>
                    <mn>0</mn>
                  </mrow>
                </mtd>
                <mtd>
                  <mrow>
                    <mrow>
                      <mo stretchy="false">+</mo>
                      <mi>M</mi>
                    </mrow>
                    <msub>
                      <mi>x</mi>
                      <mi>g</mi>
                    </msub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i>M</mi>
                  </mrow>
                </mtd>
                <mtd>
                  <mrow>
                    <mrow>
                      <mo stretchy="false">+</mo>
                      <mi>M</mi>
                    </mrow>
                    <msub>
                      <mi>y</mi>
                      <mi>g</mi>
                    </msub>
                  </mrow>
                </mtd>
                <mtd>
                  <mrow>
                    <mrow>
                      <mo stretchy="false">−</mo>
                      <mi>M</mi>
                    </mrow>
                    <msub>
                      <mi>x</mi>
                      <mi>g</mi>
                    </msub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row>
                      <mo stretchy="false">−</mo>
                      <mi>M</mi>
                    </mrow>
                    <msub>
                      <mi>z</mi>
                      <mi>g</mi>
                    </msub>
                  </mrow>
                </mtd>
                <mtd>
                  <mrow>
                    <mrow>
                      <mo stretchy="false">+</mo>
                      <mi>M</mi>
                    </mrow>
                    <msub>
                      <mi>y</mi>
                      <mi>g</mi>
                    </msub>
                  </mrow>
                </mtd>
                <mtd>
                  <mrow>
                    <msub>
                      <mi>I</mi>
                      <mi mathvariant="italic">xx</mi>
                    </msub>
                  </mrow>
                </mtd>
                <mtd>
                  <mrow>
                    <mrow>
                      <mo stretchy="false">−</mo>
                      <msub>
                        <mi>I</mi>
                        <mi mathvariant="italic">xy</mi>
                      </msub>
                    </mrow>
                  </mrow>
                </mtd>
                <mtd>
                  <mrow>
                    <mrow>
                      <mo stretchy="false">−</mo>
                      <msub>
                        <mi>I</mi>
                        <mi mathvariant="italic">xz</mi>
                      </msub>
                    </mrow>
                  </mrow>
                </mtd>
              </mtr>
              <mtr>
                <mtd>
                  <mrow>
                    <mrow>
                      <mo stretchy="false">+</mo>
                      <mi>M</mi>
                    </mrow>
                    <msub>
                      <mi>z</mi>
                      <mi>g</mi>
                    </msub>
                  </mrow>
                </mtd>
                <mtd>
                  <mrow>
                    <mn>0</mn>
                  </mrow>
                </mtd>
                <mtd>
                  <mrow>
                    <mrow>
                      <mo stretchy="false">−</mo>
                      <mi>M</mi>
                    </mrow>
                    <msub>
                      <mi>x</mi>
                      <mi>g</mi>
                    </msub>
                  </mrow>
                </mtd>
                <mtd>
                  <mrow>
                    <mrow>
                      <mo stretchy="false">−</mo>
                      <msub>
                        <mi>I</mi>
                        <mi mathvariant="italic">xy</mi>
                      </msub>
                    </mrow>
                  </mrow>
                </mtd>
                <mtd>
                  <mrow>
                    <msub>
                      <mi>I</mi>
                      <mi mathvariant="italic">yy</mi>
                    </msub>
                  </mrow>
                </mtd>
                <mtd>
                  <mrow>
                    <mrow>
                      <mo stretchy="false">−</mo>
                      <msub>
                        <mi>I</mi>
                        <mi mathvariant="italic">yz</mi>
                      </msub>
                    </mrow>
                  </mrow>
                </mtd>
              </mtr>
              <mtr>
                <mtd>
                  <mrow>
                    <mrow>
                      <mo stretchy="false">−</mo>
                      <mi>M</mi>
                    </mrow>
                    <msub>
                      <mi>y</mi>
                      <mi>g</mi>
                    </msub>
                  </mrow>
                </mtd>
                <mtd>
                  <mrow>
                    <mrow>
                      <mo stretchy="false">+</mo>
                      <mi>M</mi>
                    </mrow>
                    <msub>
                      <mi>x</mi>
                      <mi>g</mi>
                    </msub>
                  </mrow>
                </mtd>
                <mtd>
                  <mrow>
                    <mn>0</mn>
                  </mrow>
                </mtd>
                <mtd>
                  <mrow>
                    <mrow>
                      <mo stretchy="false">−</mo>
                      <msub>
                        <mi>I</mi>
                        <mi mathvariant="italic">xz</mi>
                      </msub>
                    </mrow>
                  </mrow>
                </mtd>
                <mtd>
                  <mrow>
                    <mrow>
                      <mo stretchy="false">−</mo>
                      <msub>
                        <mi>I</mi>
                        <mi mathvariant="italic">yz</mi>
                      </msub>
                    </mrow>
                  </mrow>
                </mtd>
                <mtd>
                  <mrow>
                    <msub>
                      <mi>I</mi>
                      <mi mathvariant="italic">zz</mi>
                    </msub>
                  </mrow>
                </mtd>
              </mtr>
            </mtable>
          </mrow>
        </mfenced>
      </mrow>
    </mrow>
    <annotation encoding="StarMath 5.0">left [ M right ] = left [ matrix {

M # 0 # 0 # 0 # +M z_g # -M y_g ## 

0 # M # 0 # -M z_g # 0 # +M x_g ##

0 # 0 # M # +M y_g # -M x_g # 0 ##

0 # -M z_g # +M y_g # I_xx # -I_xy # -I_xz ##

+M z_g # 0 # -M x_g # -I_xy # I_yy # -I_yz ##

-M y_g # +M x_g # 0 # -I_xz # -I_yz # I_zz

} right ]</annotation>
  </semantics>
</math>
</file>

<file path=Object 2/content.xml><?xml version="1.0" encoding="utf-8"?>
<math xmlns="http://www.w3.org/1998/Math/MathML">
  <semantics>
    <mrow>
      <mrow>
        <mi mathvariant="italic">AddedMass</mi>
        <mo stretchy="false">≈</mo>
        <mfrac>
          <mrow>
            <msup>
              <mi>d</mi>
              <mn>2</mn>
            </msup>
            <munder accentunder="true">
              <mi>x</mi>
              <mo>̲</mo>
            </munder>
          </mrow>
          <msup>
            <mi mathvariant="italic">dt</mi>
            <mn>2</mn>
          </msup>
        </mfrac>
      </mrow>
    </mrow>
    <annotation encoding="StarMath 5.0">AddedMass approx {d^2 underline x} over dt^2</annotation>
  </semantics>
</math>
</file>

<file path=Object 3/content.xml><?xml version="1.0" encoding="utf-8"?>
<math xmlns="http://www.w3.org/1998/Math/MathML">
  <semantics>
    <mrow>
      <mrow>
        <mi mathvariant="italic">AddedDamping</mi>
        <mo stretchy="false">≈</mo>
        <mfrac>
          <mrow>
            <mi>d</mi>
            <munder accentunder="true">
              <mi>x</mi>
              <mo>̲</mo>
            </munder>
          </mrow>
          <mi mathvariant="italic">dt</mi>
        </mfrac>
      </mrow>
    </mrow>
    <annotation encoding="StarMath 5.0">AddedDamping approx {d underline x} over dt</annotation>
  </semantics>
</math>
</file>

<file path=Object 4/content.xml><?xml version="1.0" encoding="utf-8"?>
<math xmlns="http://www.w3.org/1998/Math/MathML">
  <semantics>
    <mrow>
      <mrow>
        <msub>
          <mi>F</mi>
          <mi mathvariant="italic">h3</mi>
        </msub>
        <mo stretchy="false">≈</mo>
        <msub>
          <mi>x</mi>
          <mn>3</mn>
        </msub>
      </mrow>
    </mrow>
    <annotation encoding="StarMath 5.0">F_h3 approx x_3</annotation>
  </semantics>
</math>
</file>

<file path=Object 5/content.xml><?xml version="1.0" encoding="utf-8"?>
<math xmlns="http://www.w3.org/1998/Math/MathML">
  <semantics>
    <mrow>
      <mrow>
        <msub>
          <mi>F</mi>
          <mi mathvariant="italic">h4</mi>
        </msub>
        <mo stretchy="false">≈</mo>
        <msub>
          <mi>x</mi>
          <mn>4</mn>
        </msub>
      </mrow>
    </mrow>
    <annotation encoding="StarMath 5.0">F_h4 approx x_4</annotation>
  </semantics>
</math>
</file>

<file path=Object 6/content.xml><?xml version="1.0" encoding="utf-8"?>
<math xmlns="http://www.w3.org/1998/Math/MathML">
  <semantics>
    <mrow>
      <mrow>
        <msub>
          <mi>F</mi>
          <mi mathvariant="italic">h5</mi>
        </msub>
        <mo stretchy="false">≈</mo>
        <msub>
          <mi>x</mi>
          <mn>5</mn>
        </msub>
      </mrow>
    </mrow>
    <annotation encoding="StarMath 5.0">F_h5 approx x_5</annotation>
  </semantics>
</math>
</file>

<file path=Object 7/content.xml><?xml version="1.0" encoding="utf-8"?>
<math xmlns="http://www.w3.org/1998/Math/MathML">
  <semantics>
    <mrow>
      <mrow>
        <mi mathvariant="italic">AddedMass</mi>
        <mo stretchy="false">≈</mo>
        <mfrac>
          <mrow>
            <msup>
              <mi>d</mi>
              <mn>2</mn>
            </msup>
            <munder accentunder="true">
              <msub>
                <mi>x</mi>
                <mi>b</mi>
              </msub>
              <mo>̲</mo>
            </munder>
          </mrow>
          <msup>
            <mi mathvariant="italic">dt</mi>
            <mn>2</mn>
          </msup>
        </mfrac>
      </mrow>
    </mrow>
    <annotation encoding="StarMath 5.0">AddedMass approx {d^2 underline x_b} over dt^2</annotation>
  </semantics>
</math>
</file>

<file path=Object 8/content.xml><?xml version="1.0" encoding="utf-8"?>
<math xmlns="http://www.w3.org/1998/Math/MathML">
  <semantics>
    <mrow>
      <mrow>
        <mi mathvariant="italic">AddedDamping</mi>
        <mo stretchy="false">≈</mo>
        <mfrac>
          <mrow>
            <mi>d</mi>
            <munder accentunder="true">
              <msub>
                <mi>x</mi>
                <mi>b</mi>
              </msub>
              <mo>̲</mo>
            </munder>
          </mrow>
          <mi mathvariant="italic">dt</mi>
        </mfrac>
      </mrow>
    </mrow>
    <annotation encoding="StarMath 5.0">AddedDamping approx {d underline x_b} over dt</annotation>
  </semantics>
</math>
</file>